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Setup in Fusion</text:h>
      <text:list text:style-name="L1">
        <text:list-item>
          <text:p text:style-name="P1">Open DaVinci Resolve and go to the <text:span text:style-name="T1">Fusion</text:span> page.</text:p>
        </text:list-item>
        <text:list-item>
          <text:p text:style-name="P1">Drag a <text:span text:style-name="T1">Background</text:span> node into the node editor and connect it to a <text:span text:style-name="T1">MediaOut</text:span> node.</text:p>
        </text:list-item>
        <text:list-item>
          <text:p text:style-name="P1">Add a <text:span text:style-name="T1">Circle</text:span> node to the editor and connect its output to the Background node's green input (the foreground input). You should now see a white circle on a black background in the viewer.</text:p>
        </text:list-item>
      </text:list>
      <text:p text:style-name="Horizontal_20_Line"/>
      <text:h text:style-name="Heading_20_3" text:outline-level="3">2. Create Keyframes</text:h>
      <text:list text:style-name="L2">
        <text:list-item>
          <text:p text:style-name="P2">Select the <text:span text:style-name="T1">Circle</text:span> node in the node editor.</text:p>
        </text:list-item>
        <text:list-item>
          <text:p text:style-name="P2">In the <text:span text:style-name="T1">Inspector</text:span> panel (on the top right), find the <text:span text:style-name="T1">Center</text:span> parameter.</text:p>
        </text:list-item>
        <text:list-item>
          <text:p text:style-name="P2">Right-click the <text:span text:style-name="T1">Center</text:span> parameter and select <text:span text:style-name="T1">Animate</text:span>. A small diamond-shaped keyframe indicator will appear next to it, and a keyframe will be added at the playhead's current position (likely frame 0).</text:p>
        </text:list-item>
        <text:list-item>
          <text:p text:style-name="P2">Move the playhead to a new position on the timeline, for example, frame 50.</text:p>
        </text:list-item>
        <text:list-item>
          <text:p text:style-name="P2">Change the <text:span text:style-name="T1">Center</text:span> position of the circle in the Inspector. You can drag the X and Y values or drag the circle in the viewer. A new keyframe will automatically be created at frame 50.</text:p>
        </text:list-item>
      </text:list>
      <text:p text:style-name="Horizontal_20_Line"/>
      <text:h text:style-name="Heading_20_3" text:outline-level="3">3. Adjust in the Keyframe Editor</text:h>
      <text:list text:style-name="L3">
        <text:list-item>
          <text:p text:style-name="P3">At the top of the Fusion page, click the <text:span text:style-name="T1">Keyframes</text:span> button next to the Inspector button. The Keyframe Editor will open below the viewer.</text:p>
        </text:list-item>
        <text:list-item>
          <text:p text:style-name="P3">In the Keyframe Editor, you'll see a graph representing the X and Y position values over time.</text:p>
        </text:list-item>
        <text:list-item>
          <text:p text:style-name="P3">Click on the keyframes (the small dots) in the graph to select them.</text:p>
        </text:list-item>
        <text:list-item>
          <text:p text:style-name="P3">You can now manipulate the animation's timing and curve:</text:p>
          <text:list>
            <text:list-item>
              <text:p text:style-name="P3"><text:span text:style-name="T1">Move keyframes:</text:span> Click and drag a keyframe to change its position in time or value.</text:p>
            </text:list-item>
            <text:list-item>
              <text:p text:style-name="P3"><text:span text:style-name="T1">Adjust curves:</text:span> Select a keyframe and then use the Bezier handles that appear to adjust the curve leading into or out of that keyframe. This will change the animation's acceleration or deceleration (e.g., creating a smooth ease-in or ease-out).</text:p>
            </text:list-item>
            <text:list-item>
              <text:p text:style-name="P3"><text:span text:style-name="T1">Loop animation:</text:span> Right-click a keyframe and select <text:span text:style-name="T1">Loop</text:span> to make the animation repeat.</text:p>
            </text:list-item>
          </text:list>
        </text:list-item>
      </text:list>
      <text:p text:style-name="Text_20_body">By adjusting the curves, you can change the feel of the animation from a jerky, linear movement to a smooth, organic one. The <text:span text:style-name="T1">Keyframe Editor</text:span> is essential for finessing the look and timing of any animation in Fus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1T07:58:22.191152800</meta:creation-date>
    <dc:date>2025-08-21T07:58:41.518289300</dc:date>
    <meta:editing-duration>PT20S</meta:editing-duration>
    <meta:editing-cycles>1</meta:editing-cycles>
    <meta:document-statistic meta:table-count="0" meta:image-count="0" meta:object-count="0" meta:page-count="1" meta:paragraph-count="19" meta:word-count="354" meta:character-count="1952" meta:non-whitespace-character-count="1632"/>
    <meta:generator>LibreOffice/25.2.0.3$Windows_X86_64 LibreOffice_project/e1cf4a87eb02d755bce1a01209907ea5ddc8f069</meta:generator>
  </office:meta>
</office:document-meta>
</file>